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wo hundred Palestinians, including 59 children, have been killed during a week of attacks in Gaza, health officials in the territory have said, as Benjamin Netanyahu signalled Israel's bombardment would rage on despite mounting global pressure to stop the bloodshed.</text:p>
      <text:p text:style-name="Normal">Early on Monday, warplanes launched more heavy airstrikes on Gaza City, rocking apartment blocks and sending fireballs into the air. Israel said it had "struck 110 targets" overnight, including in a densely-populated neighbourhood.</text:p>
      <text:p text:style-name="Normal">It was unclear how many people might have been killed. During the past week, Israeli attacks have destroyed a health clinic, hit the home of an aid worker, killed two doctors, destroyed high-rise residential towers, blown up a mattress factory and flattened the offices of international news organisa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hdan Tsebryk</meta:initial-creator>
    <dc:creator>Bohdan Tsebryk</dc:creator>
    <meta:creation-date>2021-05-18T20:38:00Z</meta:creation-date>
    <dc:date>2021-05-18T20:38:00Z</dc:date>
    <meta:print-date>2021-05-18T20:3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20" meta:character-count="806" meta:row-count="5" meta:non-whitespace-character-count="687"/>
  </office:meta>
</office:document-meta>
</file>